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218f19" officeooo:paragraph-rsid="00218f19"/>
    </style:style>
    <style:style style:name="P2" style:family="paragraph" style:parent-style-name="Standard">
      <style:text-properties fo:color="#ffffff" loext:opacity="100%" officeooo:rsid="00218f19" officeooo:paragraph-rsid="00274503"/>
    </style:style>
    <style:style style:name="P3" style:family="paragraph" style:parent-style-name="Standard">
      <style:text-properties fo:color="#ffffff" loext:opacity="100%" officeooo:rsid="0023a50b" officeooo:paragraph-rsid="0023a50b"/>
    </style:style>
    <style:style style:name="P4" style:family="paragraph" style:parent-style-name="Standard">
      <style:text-properties fo:color="#ffffff" loext:opacity="100%" officeooo:rsid="001fe7e9" officeooo:paragraph-rsid="0023a50b"/>
    </style:style>
    <style:style style:name="P5" style:family="paragraph" style:parent-style-name="Standard">
      <style:text-properties fo:color="#ffffff" loext:opacity="100%" officeooo:rsid="0023b9cb" officeooo:paragraph-rsid="0023b9cb"/>
    </style:style>
    <style:style style:name="P6" style:family="paragraph" style:parent-style-name="Standard">
      <style:text-properties fo:color="#ffffff" loext:opacity="100%" officeooo:rsid="00213dfe" officeooo:paragraph-rsid="0023a50b"/>
    </style:style>
    <style:style style:name="P7" style:family="paragraph" style:parent-style-name="Standard">
      <style:paragraph-properties fo:text-align="center" style:justify-single-word="false"/>
      <style:text-properties fo:color="#ffffff" loext:opacity="100%" officeooo:rsid="00213dfe" officeooo:paragraph-rsid="0023a50b"/>
    </style:style>
    <style:style style:name="P8" style:family="paragraph" style:parent-style-name="Standard">
      <style:text-properties fo:color="#ffffff" loext:opacity="100%" officeooo:rsid="00274503" officeooo:paragraph-rsid="00274503"/>
    </style:style>
    <style:style style:name="P9" style:family="paragraph" style:parent-style-name="Standard">
      <style:text-properties fo:color="#ffffff" loext:opacity="100%" officeooo:rsid="0028d6d9" officeooo:paragraph-rsid="0028d6d9"/>
    </style:style>
    <style:style style:name="P10" style:family="paragraph" style:parent-style-name="Standard">
      <style:text-properties fo:color="#ffffff" loext:opacity="100%" fo:font-size="12pt" officeooo:rsid="0023a50b" officeooo:paragraph-rsid="0023a50b"/>
    </style:style>
    <style:style style:name="P11" style:family="paragraph" style:parent-style-name="Standard">
      <style:text-properties fo:color="#ffffff" loext:opacity="100%" fo:font-size="12pt" officeooo:rsid="0029afd3" officeooo:paragraph-rsid="0029afd3"/>
    </style:style>
    <style:style style:name="P12" style:family="paragraph" style:parent-style-name="Standard">
      <style:text-properties fo:color="#00a933" loext:opacity="100%" officeooo:rsid="0023a50b" officeooo:paragraph-rsid="0023a50b"/>
    </style:style>
    <style:style style:name="P13" style:family="paragraph" style:parent-style-name="Standard">
      <style:text-properties fo:color="#729fcf" loext:opacity="100%" officeooo:rsid="0023a50b" officeooo:paragraph-rsid="0023a50b"/>
    </style:style>
    <style:style style:name="P14" style:family="paragraph" style:parent-style-name="Standard">
      <style:text-properties fo:color="#ffbf00" loext:opacity="100%" officeooo:rsid="0023a50b" officeooo:paragraph-rsid="0023a50b"/>
    </style:style>
    <style:style style:name="P15" style:family="paragraph" style:parent-style-name="Standard">
      <style:text-properties fo:color="#999999" loext:opacity="100%" fo:font-size="10pt" officeooo:rsid="0023a50b" officeooo:paragraph-rsid="0023a50b"/>
    </style:style>
    <style:style style:name="P16" style:family="paragraph" style:parent-style-name="Standard">
      <style:text-properties fo:color="#ffffff" loext:opacity="100%" officeooo:rsid="00274503" officeooo:paragraph-rsid="00274503"/>
    </style:style>
    <style:style style:name="P17" style:family="paragraph" style:parent-style-name="Standard">
      <style:text-properties fo:color="#ffffff" loext:opacity="100%" officeooo:rsid="002a5774" officeooo:paragraph-rsid="002a5774"/>
    </style:style>
    <style:style style:name="T1" style:family="text">
      <style:text-properties officeooo:rsid="00213dfe"/>
    </style:style>
    <style:style style:name="T2" style:family="text">
      <style:text-properties fo:color="#c9211e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ff0000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officeooo:rsid="0023b9cb"/>
    </style:style>
    <style:style style:name="T7" style:family="text">
      <style:text-properties fo:background-color="transparent" loext:char-shading-value="0"/>
    </style:style>
    <style:style style:name="T8" style:family="text">
      <style:text-properties fo:color="#ffffff" loext:opacity="100%"/>
    </style:style>
    <style:style style:name="T9" style:family="text">
      <style:text-properties officeooo:rsid="00257275"/>
    </style:style>
    <style:style style:name="T10" style:family="text">
      <style:text-properties fo:color="#999999" loext:opacity="100%"/>
    </style:style>
    <style:style style:name="T11" style:family="text">
      <style:text-properties fo:color="#999999" loext:opacity="100%" fo:font-size="10pt"/>
    </style:style>
    <style:style style:name="T12" style:family="text">
      <style:text-properties officeooo:rsid="00218f19"/>
    </style:style>
    <style:style style:name="T13" style:family="text">
      <style:text-properties officeooo:rsid="0025ee50"/>
    </style:style>
    <style:style style:name="T14" style:family="text">
      <style:text-properties officeooo:rsid="00274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<text:span text:style-name="T1">4/11/22<text:tab/><text:tab/></text:span></text:p>
      <text:p text:style-name="P6"/>
      <text:p text:style-name="P6"/>
      <text:p text:style-name="P7">Auxilary verbs</text:p>
      <text:p text:style-name="P4"/>
      <text:p text:style-name="P15">-used also as verbs, “he didn’t do it”</text:p>
      <text:p text:style-name="P15"/>
      <text:p text:style-name="P10">-They must agree with subject (“he <text:span text:style-name="T7">is</text:span> leaving, they are leaving)</text:p>
      <text:p text:style-name="P11">Use the same auxilary you’ve used in the first part</text:p>
      <text:p text:style-name="P11">(I thought <text:span text:style-name="T2">I had </text:span>set the alarm, but I <text:span text:style-name="T2">hand’t</text:span>)</text:p>
      <text:p text:style-name="P15"/>
      <text:p text:style-name="P15">when positive word: (I’ve bought some fruit) (contracted)</text:p>
      <text:p text:style-name="P12"><text:span text:style-name="T11">when negative (I haven’t/ </text:span><text:span text:style-name="T8">I’ve not bought some fruit</text:span><text:span text:style-name="T10">) </text:span><text:span text:style-name="T11">(contracted/2 ways)</text:span></text:p>
      <text:p text:style-name="P3"/>
      <text:p text:style-name="P8">Question tag:</text:p>
      <text:p text:style-name="P2">domanda, e metti l’ausiliare lo inverti e usi lo stesso tempo e verbo ausiliare <text:span text:style-name="T9">(you closed the door, didn’t you?</text:span></text:p>
      <text:p text:style-name="P5"/>
      <text:p text:style-name="P5"><text:span text:style-name="T9">risposta: </text:span>metti lo stesso ausiliare della frase prima, oppure usi il do <text:span text:style-name="T14">se non c’era</text:span>,<text:span text:style-name="T12"> </text:span><text:span text:style-name="T13">e </text:span><text:span text:style-name="T12">non lo invert</text:span>i, <text:span text:style-name="T13">l’ausiliare</text:span></text:p>
      <text:p text:style-name="P1"/>
      <text:p text:style-name="P8">3 ausiliari:</text:p>
      <text:p text:style-name="P3"/>
      <text:p text:style-name="P12">do: simple tenses</text:p>
      <text:p text:style-name="P3">Do/does - present (he<text:span text:style-name="T3"> (does) </text:span>eats meat) <text:s/>(he<text:span text:style-name="T4"> doesn’t </text:span><text:span text:style-name="T5">eat meat)</text:span></text:p>
      <text:p text:style-name="P3">do in positive = to add emphasis (We <text:span text:style-name="T4">do</text:span> eat meat!)</text:p>
      <text:p text:style-name="P3"/>
      <text:p text:style-name="P3"><text:span text:style-name="T6">D</text:span>id - past <text:s/>(<text:span text:style-name="T4">Did</text:span> you like it?)</text:p>
      <text:p text:style-name="P3"/>
      <text:p text:style-name="P3"><text:span text:style-name="T6">D</text:span>o – future (I’ll <text:span text:style-name="T4">do</text:span> it later/ I’ll<text:span text:style-name="T3"> </text:span><text:span text:style-name="T5">think about it</text:span>)</text:p>
      <text:p text:style-name="P3"/>
      <text:p text:style-name="P13">be: continuous /passive tenses </text:p>
      <text:p text:style-name="P3">Am/are/is - present continuous <text:s/>(we <text:span text:style-name="T4">are</text:span> following Mario/ <text:span text:style-name="T4">Is</text:span> he watching us?)</text:p>
      <text:p text:style-name="P3"/>
      <text:p text:style-name="P3"><text:span text:style-name="T6">W</text:span>as/were - past continuous ( I <text:span text:style-name="T4">was</text:span> walking there / You <text:span text:style-name="T4">weren’t</text:span> coocking yesterday)</text:p>
      <text:p text:style-name="P3"/>
      <text:p text:style-name="P3"><text:span text:style-name="T6">B</text:span>e - future form (He <text:span text:style-name="T4">will be</text:span> presenting at 3pm/ Will you <text:span text:style-name="T4">be</text:span> stretching tomorrow?) <text:span text:style-name="T13">(be con will)</text:span></text:p>
      <text:p text:style-name="P5">(don’t use it when the verb <text:span text:style-name="T13">=/=</text:span> continuous – I’ll n<text:span text:style-name="T13">e</text:span>ver <text:span text:style-name="T4">stop</text:span> loving you)</text:p>
      <text:p text:style-name="P3"/>
      <text:p text:style-name="P3">passive voice (I <text:span text:style-name="T4">was</text:span> given three minutes to finish)</text:p>
      <text:p text:style-name="P3"/>
      <text:p text:style-name="P14">have: <text:span text:style-name="T6">perfect tenses</text:span></text:p>
      <text:p text:style-name="P5">Have/ has - present perfect (<text:span text:style-name="T4">Have</text:span> you made it? / I<text:span text:style-name="T4">’ve </text:span>been waiting for hours)</text:p>
      <text:p text:style-name="P5"/>
      <text:p text:style-name="P5">Had - past perfect (I <text:span text:style-name="T4">had</text:span> been waiting for hours\ She <text:span text:style-name="T4">had</text:span> nearly lost)</text:p>
      <text:p text:style-name="P5"/>
      <text:p text:style-name="P5">Have – future form (He will <text:span text:style-name="T4">have</text:span> finished by 5pm</text:p>
      <text:p text:style-name="P5"/>
      <text:p text:style-name="P8">When using auxilary for avoiding repetition, invert the auxilary, like interrogative</text:p>
      <text:p text:style-name="P8">(I won’t say anything. “Neither <text:span text:style-name="T2">will I”</text:span>). (He’s very tired. “So <text:span text:style-name="T2">is she</text:span>”)</text:p>
      <text:p text:style-name="P8"/>
      <text:p text:style-name="P9">when giving orders or request, use the “will you?”</text:p>
      <text:p text:style-name="P9"/>
      <text:p text:style-name="P9"><text:soft-page-break/></text:p>
      <text:p text:style-name="P17">15/12/22</text:p>
      <text:p text:style-name="P17">Present perfect and continous</text:p>
      <text:p text:style-name="P17">alcune volte significato uguale ma enfasi diversa, il continous sulla durata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5T10:57:43.724000000</dc:date>
    <meta:editing-duration>PT3H20M56S</meta:editing-duration>
    <meta:editing-cycles>11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3" meta:word-count="307" meta:character-count="1756" meta:non-whitespace-character-count="1473"/>
  </office:meta>
</office:document-meta>
</file>